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 Mono" svg:font-family="'Roboto Mono'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a4c8" officeooo:paragraph-rsid="0019a4c8"/>
    </style:style>
    <style:style style:name="P2" style:family="paragraph" style:parent-style-name="Standard">
      <style:paragraph-properties fo:orphans="2" fo:widows="2"/>
      <style:text-properties fo:font-variant="normal" fo:text-transform="none" fo:color="#666666" fo:letter-spacing="normal"/>
    </style:style>
    <style:style style:name="P3" style:family="paragraph" style:parent-style-name="Standard">
      <style:paragraph-properties fo:orphans="2" fo:widows="2"/>
      <style:text-properties fo:font-variant="normal" fo:text-transform="none" fo:color="#666666" style:font-name="Roboto Mono" fo:font-size="8.39999961853027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66666" fo:letter-spacing="normal" officeooo:paragraph-rsid="0019a4c8"/>
    </style:style>
    <style:style style:name="P5" style:family="paragraph" style:parent-style-name="Standard">
      <style:paragraph-properties fo:orphans="2" fo:widows="2"/>
      <style:text-properties fo:font-variant="normal" fo:text-transform="none" fo:color="#666666" style:font-name="Roboto Mono" fo:font-size="8.39999961853027pt" fo:letter-spacing="normal" fo:font-style="normal" fo:font-weight="normal"/>
    </style:style>
    <style:style style:name="P6" style:family="paragraph" style:parent-style-name="Standard">
      <style:text-properties officeooo:rsid="0019a4c8" officeooo:paragraph-rsid="0019a4c8"/>
    </style:style>
    <style:style style:name="P7" style:family="paragraph" style:parent-style-name="Standard">
      <style:text-properties officeooo:paragraph-rsid="0019a4c8"/>
    </style:style>
    <style:style style:name="P8" style:family="paragraph" style:parent-style-name="Standard">
      <style:text-properties officeooo:rsid="001a832d" officeooo:paragraph-rsid="001a832d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size="9pt" officeooo:paragraph-rsid="001a832d" style:font-size-asian="9pt" style:font-size-complex="9pt"/>
    </style:style>
    <style:style style:name="T1" style:family="text">
      <style:text-properties style:font-name="Roboto Mono" fo:font-size="8.39999961853027pt" fo:font-style="normal" fo:font-weight="normal"/>
    </style:style>
    <style:style style:name="T2" style:family="text">
      <style:text-properties fo:color="#4a4a4a" style:font-name="Roboto Mono" fo:font-size="8.39999961853027pt" fo:font-style="normal" fo:font-weight="bold"/>
    </style:style>
    <style:style style:name="T3" style:family="text">
      <style:text-properties fo:color="#aaaaaa"/>
    </style:style>
    <style:style style:name="T4" style:family="text">
      <style:text-properties fo:color="#aaaaaa" style:font-name="Roboto Mono" fo:font-size="8.39999961853027pt" fo:font-style="normal" fo:font-weight="normal"/>
    </style:style>
    <style:style style:name="T5" style:family="text">
      <style:text-properties fo:color="#777777" style:font-name="Roboto Mono" fo:font-size="8.39999961853027pt" fo:font-style="normal" fo:font-weight="normal"/>
    </style:style>
    <style:style style:name="T6" style:family="text">
      <style:text-properties fo:font-variant="normal" fo:text-transform="none" fo:color="#666666" style:font-name="Roboto Mono" fo:font-size="8.39999961853027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/ Especificaciones</text:p>
      <text:p text:style-name="P1"/>
      <text:p text:style-name="P8">Array de Objetos que tiene de atributos document (String) y ir (Double).</text:p>
      <text:p text:style-name="P7"/>
      <text:p text:style-name="P9">[ { "document":"2ws1410.txt","ir":143.755670892 } , {"document":"1ws5110.txt","ir":133.56023324} <text:s/>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 Mono" svg:font-family="'Roboto Mono'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8T18:59:07.483000000</meta:creation-date>
    <dc:date>2020-05-21T11:59:06.400000000</dc:date>
    <meta:editing-duration>PT7H41M51S</meta:editing-duration>
    <meta:editing-cycles>2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3" meta:word-count="21" meta:character-count="192" meta:non-whitespace-character-count="173"/>
  </office:meta>
</office:document-meta>
</file>